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node is list is.</text:p>
          </table:table-cell>
          <table:table-cell/>
          <table:table-cell office:value-type="string" calcext:value-type="string">
            <text:p>Generate data record.</text:p>
          </table:table-cell>
          <table:table-cell office:value-type="string" calcext:value-type="string">
            <text:p>Received data record.</text:p>
          </table:table-cell>
          <table:table-cell/>
          <table:table-cell office:value-type="string" calcext:value-type="string">
            <text:p>Total generated data num: 15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65fb5a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string" calcext:value-type="string">
            <text:p>Total received data num: 1524</text:p>
          </table:table-cell>
          <table:table-cell table:number-columns-repeated="4"/>
          <table:table-cell office:value-type="string" calcext:value-type="string">
            <text:p>node is list is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95a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65fe59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e59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65fb5b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64c0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65f64c0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d58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65f854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85a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65f65a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7550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65fb54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75a0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65f65b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855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65f75a0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d59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65fa54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65b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65fd59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9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65fd59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43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65fa543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854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65f758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65f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65fa5a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7580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65fc590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d593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65fa590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90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65fa54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758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65fa58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b5b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65f958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9583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65f758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d593a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65fa54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a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65fc58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75b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65f65f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95a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65fd593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a2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65f75b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4550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65f755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b5a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65f95a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40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65f75a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43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65fb5a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83a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65f855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c590a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65f95a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c58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65f958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65a2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65fa583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8592a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65f95b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8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string" calcext:value-type="string">
            <text:p>65fd58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b5406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00:37:53.335919909</meta:creation-date>
    <dc:date>2019-12-02T07:28:20.995997553</dc:date>
    <meta:editing-duration>PT31M53S</meta:editing-duration>
    <meta:editing-cycles>1</meta:editing-cycles>
    <meta:document-statistic meta:table-count="1" meta:cell-count="240" meta:object-count="0"/>
    <meta:generator>LibreOffice/5.1.2.2$Linux_X86_64 LibreOffice_project/10m0$Build-2</meta:generator>
  </office:meta>
</office:document-meta>
</file>